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table:number-columns-repeated="11"/>
          <table:table-cell table:formula="of:=TRIMMEAN([.B2:.K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table:number-columns-repeated="11"/>
          <table:table-cell table:formula="of:=TRIMMEAN([.B3:.K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table:number-columns-repeated="11"/>
          <table:table-cell table:formula="of:=TRIMMEAN([.B4:.K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table:number-columns-repeated="11"/>
          <table:table-cell table:formula="of:=TRIMMEAN([.B5:.K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table:number-columns-repeated="11"/>
          <table:table-cell table:formula="of:=TRIMMEAN([.B6:.K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table:number-columns-repeated="11"/>
          <table:table-cell table:formula="of:=TRIMMEAN([.B7:.K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table:number-columns-repeated="11"/>
          <table:table-cell table:formula="of:=TRIMMEAN([.B8:.K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table:number-columns-repeated="11"/>
          <table:table-cell table:formula="of:=TRIMMEAN([.B9:.K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table:number-columns-repeated="11"/>
          <table:table-cell table:formula="of:=TRIMMEAN([.B10:.K1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table:number-columns-repeated="11"/>
          <table:table-cell table:formula="of:=TRIMMEAN([.B11:.K1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table:number-columns-repeated="11"/>
          <table:table-cell table:formula="of:=TRIMMEAN([.B12:.K1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table:number-columns-repeated="11"/>
          <table:table-cell table:formula="of:=TRIMMEAN([.B13:.K1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table:number-columns-repeated="11"/>
          <table:table-cell table:formula="of:=TRIMMEAN([.B14:.K1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table:number-columns-repeated="11"/>
          <table:table-cell table:formula="of:=TRIMMEAN([.B15:.K1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table:number-columns-repeated="11"/>
          <table:table-cell table:formula="of:=TRIMMEAN([.B16:.K1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table:number-columns-repeated="11"/>
          <table:table-cell table:formula="of:=TRIMMEAN([.B17:.K1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table:number-columns-repeated="11"/>
          <table:table-cell table:formula="of:=TRIMMEAN([.B18:.K1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table:number-columns-repeated="11"/>
          <table:table-cell table:formula="of:=TRIMMEAN([.B19:.K1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table:number-columns-repeated="11"/>
          <table:table-cell table:formula="of:=TRIMMEAN([.B20:.K2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table:number-columns-repeated="11"/>
          <table:table-cell table:formula="of:=TRIMMEAN([.B21:.K2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table:number-columns-repeated="11"/>
          <table:table-cell table:formula="of:=TRIMMEAN([.B22:.K2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table:number-columns-repeated="11"/>
          <table:table-cell table:formula="of:=TRIMMEAN([.B23:.K2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table:number-columns-repeated="11"/>
          <table:table-cell table:formula="of:=TRIMMEAN([.B24:.K2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table:number-columns-repeated="11"/>
          <table:table-cell table:formula="of:=TRIMMEAN([.B25:.K25];0.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string" office:string-value="" calcext:value-type="error">
            <text:p>#VALUE!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table:number-columns-repeated="11"/>
          <table:table-cell table:formula="of:=TRIMMEAN([.B2:.K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table:number-columns-repeated="11"/>
          <table:table-cell table:formula="of:=TRIMMEAN([.B3:.K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table:number-columns-repeated="11"/>
          <table:table-cell table:formula="of:=TRIMMEAN([.B4:.K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table:number-columns-repeated="11"/>
          <table:table-cell table:formula="of:=TRIMMEAN([.B5:.K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table:number-columns-repeated="11"/>
          <table:table-cell table:formula="of:=TRIMMEAN([.B6:.K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table:number-columns-repeated="11"/>
          <table:table-cell table:formula="of:=TRIMMEAN([.B7:.K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table:number-columns-repeated="11"/>
          <table:table-cell table:formula="of:=TRIMMEAN([.B8:.K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table:number-columns-repeated="11"/>
          <table:table-cell table:formula="of:=TRIMMEAN([.B9:.K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table:number-columns-repeated="11"/>
          <table:table-cell table:formula="of:=TRIMMEAN([.B10:.K1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table:number-columns-repeated="11"/>
          <table:table-cell table:formula="of:=TRIMMEAN([.B11:.K1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table:number-columns-repeated="11"/>
          <table:table-cell table:formula="of:=TRIMMEAN([.B12:.K1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table:number-columns-repeated="11"/>
          <table:table-cell table:formula="of:=TRIMMEAN([.B13:.K1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table:number-columns-repeated="11"/>
          <table:table-cell table:formula="of:=TRIMMEAN([.B14:.K1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table:number-columns-repeated="11"/>
          <table:table-cell table:formula="of:=TRIMMEAN([.B15:.K1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table:number-columns-repeated="11"/>
          <table:table-cell table:formula="of:=TRIMMEAN([.B16:.K1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table:number-columns-repeated="11"/>
          <table:table-cell table:formula="of:=TRIMMEAN([.B17:.K1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table:number-columns-repeated="11"/>
          <table:table-cell table:formula="of:=TRIMMEAN([.B18:.K1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table:number-columns-repeated="11"/>
          <table:table-cell table:formula="of:=TRIMMEAN([.B19:.K1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table:number-columns-repeated="11"/>
          <table:table-cell table:formula="of:=TRIMMEAN([.B20:.K2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table:number-columns-repeated="11"/>
          <table:table-cell table:formula="of:=TRIMMEAN([.B21:.K2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table:number-columns-repeated="11"/>
          <table:table-cell table:formula="of:=TRIMMEAN([.B22:.K2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table:number-columns-repeated="11"/>
          <table:table-cell table:formula="of:=TRIMMEAN([.B23:.K2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table:number-columns-repeated="11"/>
          <table:table-cell table:formula="of:=TRIMMEAN([.B24:.K2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table:number-columns-repeated="11"/>
          <table:table-cell table:formula="of:=TRIMMEAN([.B25:.K25];0.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string" office:string-value="" calcext:value-type="error">
            <text:p>#VALUE!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8.962722806" calcext:value-type="float">
            <text:p>288,962722806</text:p>
          </table:table-cell>
          <table:table-cell office:value-type="float" office:value="267.872158351" calcext:value-type="float">
            <text:p>267,872158351</text:p>
          </table:table-cell>
          <table:table-cell office:value-type="float" office:value="277.240098609" calcext:value-type="float">
            <text:p>277,240098609</text:p>
          </table:table-cell>
          <table:table-cell office:value-type="float" office:value="274.285796792" calcext:value-type="float">
            <text:p>274,285796792</text:p>
          </table:table-cell>
          <table:table-cell office:value-type="float" office:value="273.144973219" calcext:value-type="float">
            <text:p>273,144973219</text:p>
          </table:table-cell>
          <table:table-cell office:value-type="float" office:value="270.623096557" calcext:value-type="float">
            <text:p>270,623096557</text:p>
          </table:table-cell>
          <table:table-cell office:value-type="float" office:value="272.997198356" calcext:value-type="float">
            <text:p>272,997198356</text:p>
          </table:table-cell>
          <table:table-cell office:value-type="float" office:value="272.365763321" calcext:value-type="float">
            <text:p>272,365763321</text:p>
          </table:table-cell>
          <table:table-cell office:value-type="float" office:value="276.810939852" calcext:value-type="float">
            <text:p>276,810939852</text:p>
          </table:table-cell>
          <table:table-cell office:value-type="float" office:value="265.758353556" calcext:value-type="float">
            <text:p>265,758353556</text:p>
          </table:table-cell>
          <table:table-cell/>
          <table:table-cell table:formula="of:=TRIMMEAN([.B2:.K2];0.2)" office:value-type="float" office:value="273.167503132125" calcext:value-type="float">
            <text:p>273,1675031321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7.273809584" calcext:value-type="float">
            <text:p>277,273809584</text:p>
          </table:table-cell>
          <table:table-cell office:value-type="float" office:value="272.979843249" calcext:value-type="float">
            <text:p>272,979843249</text:p>
          </table:table-cell>
          <table:table-cell office:value-type="float" office:value="278.647885288" calcext:value-type="float">
            <text:p>278,647885288</text:p>
          </table:table-cell>
          <table:table-cell office:value-type="float" office:value="267.888817455" calcext:value-type="float">
            <text:p>267,888817455</text:p>
          </table:table-cell>
          <table:table-cell office:value-type="float" office:value="274.269168496" calcext:value-type="float">
            <text:p>274,269168496</text:p>
          </table:table-cell>
          <table:table-cell office:value-type="float" office:value="275.626015624" calcext:value-type="float">
            <text:p>275,626015624</text:p>
          </table:table-cell>
          <table:table-cell office:value-type="float" office:value="275.931356597" calcext:value-type="float">
            <text:p>275,931356597</text:p>
          </table:table-cell>
          <table:table-cell office:value-type="float" office:value="277.884324397" calcext:value-type="float">
            <text:p>277,884324397</text:p>
          </table:table-cell>
          <table:table-cell office:value-type="float" office:value="272.633899972" calcext:value-type="float">
            <text:p>272,633899972</text:p>
          </table:table-cell>
          <table:table-cell office:value-type="float" office:value="273.88721905" calcext:value-type="float">
            <text:p>273,88721905</text:p>
          </table:table-cell>
          <table:table-cell/>
          <table:table-cell table:formula="of:=TRIMMEAN([.B3:.K3];0.2)" office:value-type="float" office:value="275.060704621125" calcext:value-type="float">
            <text:p>275,060704621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9.072991267" calcext:value-type="float">
            <text:p>269,072991267</text:p>
          </table:table-cell>
          <table:table-cell office:value-type="float" office:value="269.634972134" calcext:value-type="float">
            <text:p>269,634972134</text:p>
          </table:table-cell>
          <table:table-cell office:value-type="float" office:value="272.967940286" calcext:value-type="float">
            <text:p>272,967940286</text:p>
          </table:table-cell>
          <table:table-cell office:value-type="float" office:value="265.160205977" calcext:value-type="float">
            <text:p>265,160205977</text:p>
          </table:table-cell>
          <table:table-cell office:value-type="float" office:value="270.775296342" calcext:value-type="float">
            <text:p>270,775296342</text:p>
          </table:table-cell>
          <table:table-cell office:value-type="float" office:value="271.079510278" calcext:value-type="float">
            <text:p>271,079510278</text:p>
          </table:table-cell>
          <table:table-cell office:value-type="float" office:value="267.749705217" calcext:value-type="float">
            <text:p>267,749705217</text:p>
          </table:table-cell>
          <table:table-cell office:value-type="float" office:value="264.049339388" calcext:value-type="float">
            <text:p>264,049339388</text:p>
          </table:table-cell>
          <table:table-cell office:value-type="float" office:value="264.696923428" calcext:value-type="float">
            <text:p>264,696923428</text:p>
          </table:table-cell>
          <table:table-cell office:value-type="float" office:value="261.027055917" calcext:value-type="float">
            <text:p>261,027055917</text:p>
          </table:table-cell>
          <table:table-cell/>
          <table:table-cell table:formula="of:=TRIMMEAN([.B4:.K4];0.2)" office:value-type="float" office:value="267.777368003875" calcext:value-type="float">
            <text:p>267,7773680039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3.097558031" calcext:value-type="float">
            <text:p>273,097558031</text:p>
          </table:table-cell>
          <table:table-cell office:value-type="float" office:value="273.001323862" calcext:value-type="float">
            <text:p>273,001323862</text:p>
          </table:table-cell>
          <table:table-cell office:value-type="float" office:value="275.413015949" calcext:value-type="float">
            <text:p>275,413015949</text:p>
          </table:table-cell>
          <table:table-cell office:value-type="float" office:value="268.641750213" calcext:value-type="float">
            <text:p>268,641750213</text:p>
          </table:table-cell>
          <table:table-cell office:value-type="float" office:value="272.122718191" calcext:value-type="float">
            <text:p>272,122718191</text:p>
          </table:table-cell>
          <table:table-cell office:value-type="float" office:value="275.466070658" calcext:value-type="float">
            <text:p>275,466070658</text:p>
          </table:table-cell>
          <table:table-cell office:value-type="float" office:value="275.178279476" calcext:value-type="float">
            <text:p>275,178279476</text:p>
          </table:table-cell>
          <table:table-cell office:value-type="float" office:value="271.087095521" calcext:value-type="float">
            <text:p>271,087095521</text:p>
          </table:table-cell>
          <table:table-cell office:value-type="float" office:value="277.750878832" calcext:value-type="float">
            <text:p>277,750878832</text:p>
          </table:table-cell>
          <table:table-cell office:value-type="float" office:value="264.52245965" calcext:value-type="float">
            <text:p>264,52245965</text:p>
          </table:table-cell>
          <table:table-cell/>
          <table:table-cell table:formula="of:=TRIMMEAN([.B5:.K5];0.2)" office:value-type="float" office:value="273.000976487625" calcext:value-type="float">
            <text:p>273,0009764876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4.467665709" calcext:value-type="float">
            <text:p>274,467665709</text:p>
          </table:table-cell>
          <table:table-cell office:value-type="float" office:value="268.875443807" calcext:value-type="float">
            <text:p>268,875443807</text:p>
          </table:table-cell>
          <table:table-cell office:value-type="float" office:value="276.764645929" calcext:value-type="float">
            <text:p>276,764645929</text:p>
          </table:table-cell>
          <table:table-cell office:value-type="float" office:value="267.36612483" calcext:value-type="float">
            <text:p>267,36612483</text:p>
          </table:table-cell>
          <table:table-cell office:value-type="float" office:value="274.782639225" calcext:value-type="float">
            <text:p>274,782639225</text:p>
          </table:table-cell>
          <table:table-cell office:value-type="float" office:value="270.037338056" calcext:value-type="float">
            <text:p>270,037338056</text:p>
          </table:table-cell>
          <table:table-cell office:value-type="float" office:value="271.330281862" calcext:value-type="float">
            <text:p>271,330281862</text:p>
          </table:table-cell>
          <table:table-cell office:value-type="float" office:value="271.36489172" calcext:value-type="float">
            <text:p>271,36489172</text:p>
          </table:table-cell>
          <table:table-cell office:value-type="float" office:value="277.157963879" calcext:value-type="float">
            <text:p>277,157963879</text:p>
          </table:table-cell>
          <table:table-cell office:value-type="float" office:value="270.645820669" calcext:value-type="float">
            <text:p>270,645820669</text:p>
          </table:table-cell>
          <table:table-cell/>
          <table:table-cell table:formula="of:=TRIMMEAN([.B6:.K6];0.2)" office:value-type="float" office:value="272.283590872125" calcext:value-type="float">
            <text:p>272,2835908721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2.339371652" calcext:value-type="float">
            <text:p>272,339371652</text:p>
          </table:table-cell>
          <table:table-cell office:value-type="float" office:value="273.056197662" calcext:value-type="float">
            <text:p>273,056197662</text:p>
          </table:table-cell>
          <table:table-cell office:value-type="float" office:value="271.206453542" calcext:value-type="float">
            <text:p>271,206453542</text:p>
          </table:table-cell>
          <table:table-cell office:value-type="float" office:value="270.925909491" calcext:value-type="float">
            <text:p>270,925909491</text:p>
          </table:table-cell>
          <table:table-cell office:value-type="float" office:value="270.71134188" calcext:value-type="float">
            <text:p>270,71134188</text:p>
          </table:table-cell>
          <table:table-cell office:value-type="float" office:value="272.759423052" calcext:value-type="float">
            <text:p>272,759423052</text:p>
          </table:table-cell>
          <table:table-cell office:value-type="float" office:value="269.317764334" calcext:value-type="float">
            <text:p>269,317764334</text:p>
          </table:table-cell>
          <table:table-cell office:value-type="float" office:value="276.410817304" calcext:value-type="float">
            <text:p>276,410817304</text:p>
          </table:table-cell>
          <table:table-cell office:value-type="float" office:value="268.74184334" calcext:value-type="float">
            <text:p>268,74184334</text:p>
          </table:table-cell>
          <table:table-cell office:value-type="float" office:value="263.613569443" calcext:value-type="float">
            <text:p>263,613569443</text:p>
          </table:table-cell>
          <table:table-cell/>
          <table:table-cell table:formula="of:=TRIMMEAN([.B7:.K7];0.2)" office:value-type="float" office:value="271.132288119125" calcext:value-type="float">
            <text:p>271,1322881191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94.218376691" calcext:value-type="float">
            <text:p>294,218376691</text:p>
          </table:table-cell>
          <table:table-cell office:value-type="float" office:value="282.375278589" calcext:value-type="float">
            <text:p>282,375278589</text:p>
          </table:table-cell>
          <table:table-cell office:value-type="float" office:value="299.035411087" calcext:value-type="float">
            <text:p>299,035411087</text:p>
          </table:table-cell>
          <table:table-cell office:value-type="float" office:value="279.106137923" calcext:value-type="float">
            <text:p>279,106137923</text:p>
          </table:table-cell>
          <table:table-cell office:value-type="float" office:value="291.411463519" calcext:value-type="float">
            <text:p>291,411463519</text:p>
          </table:table-cell>
          <table:table-cell office:value-type="float" office:value="288.585778753" calcext:value-type="float">
            <text:p>288,585778753</text:p>
          </table:table-cell>
          <table:table-cell office:value-type="float" office:value="290.437240442" calcext:value-type="float">
            <text:p>290,437240442</text:p>
          </table:table-cell>
          <table:table-cell office:value-type="float" office:value="286.752883931" calcext:value-type="float">
            <text:p>286,752883931</text:p>
          </table:table-cell>
          <table:table-cell office:value-type="float" office:value="287.085406984" calcext:value-type="float">
            <text:p>287,085406984</text:p>
          </table:table-cell>
          <table:table-cell office:value-type="float" office:value="278.461827247" calcext:value-type="float">
            <text:p>278,461827247</text:p>
          </table:table-cell>
          <table:table-cell/>
          <table:table-cell table:formula="of:=TRIMMEAN([.B8:.K8];0.2)" office:value-type="float" office:value="287.496570854" calcext:value-type="float">
            <text:p>287,496570854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8.950409371" calcext:value-type="float">
            <text:p>278,950409371</text:p>
          </table:table-cell>
          <table:table-cell office:value-type="float" office:value="280.553837058" calcext:value-type="float">
            <text:p>280,553837058</text:p>
          </table:table-cell>
          <table:table-cell office:value-type="float" office:value="281.011187937" calcext:value-type="float">
            <text:p>281,011187937</text:p>
          </table:table-cell>
          <table:table-cell office:value-type="float" office:value="273.2310692" calcext:value-type="float">
            <text:p>273,2310692</text:p>
          </table:table-cell>
          <table:table-cell office:value-type="float" office:value="273.415793367" calcext:value-type="float">
            <text:p>273,415793367</text:p>
          </table:table-cell>
          <table:table-cell office:value-type="float" office:value="280.316533715" calcext:value-type="float">
            <text:p>280,316533715</text:p>
          </table:table-cell>
          <table:table-cell office:value-type="float" office:value="273.460705715" calcext:value-type="float">
            <text:p>273,460705715</text:p>
          </table:table-cell>
          <table:table-cell office:value-type="float" office:value="275.237356607" calcext:value-type="float">
            <text:p>275,237356607</text:p>
          </table:table-cell>
          <table:table-cell office:value-type="float" office:value="276.3833195" calcext:value-type="float">
            <text:p>276,3833195</text:p>
          </table:table-cell>
          <table:table-cell office:value-type="float" office:value="272.389038391" calcext:value-type="float">
            <text:p>272,389038391</text:p>
          </table:table-cell>
          <table:table-cell/>
          <table:table-cell table:formula="of:=TRIMMEAN([.B9:.K9];0.2)" office:value-type="float" office:value="276.443628066625" calcext:value-type="float">
            <text:p>276,443628066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8.50002234" calcext:value-type="float">
            <text:p>268,50002234</text:p>
          </table:table-cell>
          <table:table-cell office:value-type="float" office:value="262.566386959" calcext:value-type="float">
            <text:p>262,566386959</text:p>
          </table:table-cell>
          <table:table-cell office:value-type="float" office:value="264.685378902" calcext:value-type="float">
            <text:p>264,685378902</text:p>
          </table:table-cell>
          <table:table-cell office:value-type="float" office:value="266.014585718" calcext:value-type="float">
            <text:p>266,014585718</text:p>
          </table:table-cell>
          <table:table-cell office:value-type="float" office:value="267.430006191" calcext:value-type="float">
            <text:p>267,430006191</text:p>
          </table:table-cell>
          <table:table-cell office:value-type="float" office:value="265.877468391" calcext:value-type="float">
            <text:p>265,877468391</text:p>
          </table:table-cell>
          <table:table-cell office:value-type="float" office:value="268.895248591" calcext:value-type="float">
            <text:p>268,895248591</text:p>
          </table:table-cell>
          <table:table-cell office:value-type="float" office:value="268.880223119" calcext:value-type="float">
            <text:p>268,880223119</text:p>
          </table:table-cell>
          <table:table-cell office:value-type="float" office:value="270.552172069" calcext:value-type="float">
            <text:p>270,552172069</text:p>
          </table:table-cell>
          <table:table-cell office:value-type="float" office:value="261.67028592" calcext:value-type="float">
            <text:p>261,67028592</text:p>
          </table:table-cell>
          <table:table-cell/>
          <table:table-cell table:formula="of:=TRIMMEAN([.B10:.K10];0.2)" office:value-type="float" office:value="266.606165026375" calcext:value-type="float">
            <text:p>266,6061650264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70.565675626" calcext:value-type="float">
            <text:p>270,565675626</text:p>
          </table:table-cell>
          <table:table-cell office:value-type="float" office:value="268.70548004" calcext:value-type="float">
            <text:p>268,70548004</text:p>
          </table:table-cell>
          <table:table-cell office:value-type="float" office:value="262.012767358" calcext:value-type="float">
            <text:p>262,012767358</text:p>
          </table:table-cell>
          <table:table-cell office:value-type="float" office:value="265.14420598" calcext:value-type="float">
            <text:p>265,14420598</text:p>
          </table:table-cell>
          <table:table-cell office:value-type="float" office:value="262.675076856" calcext:value-type="float">
            <text:p>262,675076856</text:p>
          </table:table-cell>
          <table:table-cell office:value-type="float" office:value="267.471627476" calcext:value-type="float">
            <text:p>267,471627476</text:p>
          </table:table-cell>
          <table:table-cell office:value-type="float" office:value="269.757548465" calcext:value-type="float">
            <text:p>269,757548465</text:p>
          </table:table-cell>
          <table:table-cell office:value-type="float" office:value="270.579744269" calcext:value-type="float">
            <text:p>270,579744269</text:p>
          </table:table-cell>
          <table:table-cell office:value-type="float" office:value="267.463806961" calcext:value-type="float">
            <text:p>267,463806961</text:p>
          </table:table-cell>
          <table:table-cell office:value-type="float" office:value="264.121622336" calcext:value-type="float">
            <text:p>264,121622336</text:p>
          </table:table-cell>
          <table:table-cell/>
          <table:table-cell table:formula="of:=TRIMMEAN([.B11:.K11];0.2)" office:value-type="float" office:value="266.9881304675" calcext:value-type="float">
            <text:p>266,988130467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2.670722242" calcext:value-type="float">
            <text:p>272,670722242</text:p>
          </table:table-cell>
          <table:table-cell office:value-type="float" office:value="260.83323378" calcext:value-type="float">
            <text:p>260,83323378</text:p>
          </table:table-cell>
          <table:table-cell office:value-type="float" office:value="261.263143315" calcext:value-type="float">
            <text:p>261,263143315</text:p>
          </table:table-cell>
          <table:table-cell office:value-type="float" office:value="266.45115013" calcext:value-type="float">
            <text:p>266,45115013</text:p>
          </table:table-cell>
          <table:table-cell office:value-type="float" office:value="269.913196895" calcext:value-type="float">
            <text:p>269,913196895</text:p>
          </table:table-cell>
          <table:table-cell office:value-type="float" office:value="271.000650835" calcext:value-type="float">
            <text:p>271,000650835</text:p>
          </table:table-cell>
          <table:table-cell office:value-type="float" office:value="266.822810682" calcext:value-type="float">
            <text:p>266,822810682</text:p>
          </table:table-cell>
          <table:table-cell office:value-type="float" office:value="267.371924293" calcext:value-type="float">
            <text:p>267,371924293</text:p>
          </table:table-cell>
          <table:table-cell office:value-type="float" office:value="265.107681855" calcext:value-type="float">
            <text:p>265,107681855</text:p>
          </table:table-cell>
          <table:table-cell office:value-type="float" office:value="268.651970457" calcext:value-type="float">
            <text:p>268,651970457</text:p>
          </table:table-cell>
          <table:table-cell/>
          <table:table-cell table:formula="of:=TRIMMEAN([.B12:.K12];0.2)" office:value-type="float" office:value="267.07281605775" calcext:value-type="float">
            <text:p>267,0728160578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4.982684005" calcext:value-type="float">
            <text:p>264,982684005</text:p>
          </table:table-cell>
          <table:table-cell office:value-type="float" office:value="262.170531649" calcext:value-type="float">
            <text:p>262,170531649</text:p>
          </table:table-cell>
          <table:table-cell office:value-type="float" office:value="262.838090527" calcext:value-type="float">
            <text:p>262,838090527</text:p>
          </table:table-cell>
          <table:table-cell office:value-type="float" office:value="265.655692778" calcext:value-type="float">
            <text:p>265,655692778</text:p>
          </table:table-cell>
          <table:table-cell office:value-type="float" office:value="267.867685599" calcext:value-type="float">
            <text:p>267,867685599</text:p>
          </table:table-cell>
          <table:table-cell office:value-type="float" office:value="268.950443512" calcext:value-type="float">
            <text:p>268,950443512</text:p>
          </table:table-cell>
          <table:table-cell office:value-type="float" office:value="270.108672757" calcext:value-type="float">
            <text:p>270,108672757</text:p>
          </table:table-cell>
          <table:table-cell office:value-type="float" office:value="268.519504546" calcext:value-type="float">
            <text:p>268,519504546</text:p>
          </table:table-cell>
          <table:table-cell office:value-type="float" office:value="264.466658374" calcext:value-type="float">
            <text:p>264,466658374</text:p>
          </table:table-cell>
          <table:table-cell office:value-type="float" office:value="259.617143164" calcext:value-type="float">
            <text:p>259,617143164</text:p>
          </table:table-cell>
          <table:table-cell/>
          <table:table-cell table:formula="of:=TRIMMEAN([.B13:.K13];0.2)" office:value-type="float" office:value="265.68141137375" calcext:value-type="float">
            <text:p>265,6814113738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78.238151763" calcext:value-type="float">
            <text:p>278,238151763</text:p>
          </table:table-cell>
          <table:table-cell office:value-type="float" office:value="273.498062626" calcext:value-type="float">
            <text:p>273,498062626</text:p>
          </table:table-cell>
          <table:table-cell office:value-type="float" office:value="269.463817633" calcext:value-type="float">
            <text:p>269,463817633</text:p>
          </table:table-cell>
          <table:table-cell office:value-type="float" office:value="274.062603042" calcext:value-type="float">
            <text:p>274,062603042</text:p>
          </table:table-cell>
          <table:table-cell office:value-type="float" office:value="278.024076922" calcext:value-type="float">
            <text:p>278,024076922</text:p>
          </table:table-cell>
          <table:table-cell office:value-type="float" office:value="277.106246078" calcext:value-type="float">
            <text:p>277,106246078</text:p>
          </table:table-cell>
          <table:table-cell office:value-type="float" office:value="280.105207714" calcext:value-type="float">
            <text:p>280,105207714</text:p>
          </table:table-cell>
          <table:table-cell office:value-type="float" office:value="283.054694204" calcext:value-type="float">
            <text:p>283,054694204</text:p>
          </table:table-cell>
          <table:table-cell office:value-type="float" office:value="286.17139313" calcext:value-type="float">
            <text:p>286,17139313</text:p>
          </table:table-cell>
          <table:table-cell office:value-type="float" office:value="275.537715932" calcext:value-type="float">
            <text:p>275,537715932</text:p>
          </table:table-cell>
          <table:table-cell/>
          <table:table-cell table:formula="of:=TRIMMEAN([.B14:.K14];0.2)" office:value-type="float" office:value="277.453344785125" calcext:value-type="float">
            <text:p>277,4533447851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5.793000323" calcext:value-type="float">
            <text:p>275,793000323</text:p>
          </table:table-cell>
          <table:table-cell office:value-type="float" office:value="274.462891523" calcext:value-type="float">
            <text:p>274,462891523</text:p>
          </table:table-cell>
          <table:table-cell office:value-type="float" office:value="269.862846135" calcext:value-type="float">
            <text:p>269,862846135</text:p>
          </table:table-cell>
          <table:table-cell office:value-type="float" office:value="272.719298241" calcext:value-type="float">
            <text:p>272,719298241</text:p>
          </table:table-cell>
          <table:table-cell office:value-type="float" office:value="270.531110526" calcext:value-type="float">
            <text:p>270,531110526</text:p>
          </table:table-cell>
          <table:table-cell office:value-type="float" office:value="276.363505153" calcext:value-type="float">
            <text:p>276,363505153</text:p>
          </table:table-cell>
          <table:table-cell office:value-type="float" office:value="278.138457409" calcext:value-type="float">
            <text:p>278,138457409</text:p>
          </table:table-cell>
          <table:table-cell office:value-type="float" office:value="272.960096736" calcext:value-type="float">
            <text:p>272,960096736</text:p>
          </table:table-cell>
          <table:table-cell office:value-type="float" office:value="275.190844768" calcext:value-type="float">
            <text:p>275,190844768</text:p>
          </table:table-cell>
          <table:table-cell office:value-type="float" office:value="270.681699566" calcext:value-type="float">
            <text:p>270,681699566</text:p>
          </table:table-cell>
          <table:table-cell/>
          <table:table-cell table:formula="of:=TRIMMEAN([.B15:.K15];0.2)" office:value-type="float" office:value="273.5878058545" calcext:value-type="float">
            <text:p>273,5878058545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8.749253803" calcext:value-type="float">
            <text:p>268,749253803</text:p>
          </table:table-cell>
          <table:table-cell office:value-type="float" office:value="269.03595409" calcext:value-type="float">
            <text:p>269,03595409</text:p>
          </table:table-cell>
          <table:table-cell office:value-type="float" office:value="266.128978096" calcext:value-type="float">
            <text:p>266,128978096</text:p>
          </table:table-cell>
          <table:table-cell office:value-type="float" office:value="265.434502735" calcext:value-type="float">
            <text:p>265,434502735</text:p>
          </table:table-cell>
          <table:table-cell office:value-type="float" office:value="270.175790321" calcext:value-type="float">
            <text:p>270,175790321</text:p>
          </table:table-cell>
          <table:table-cell office:value-type="float" office:value="271.865028636" calcext:value-type="float">
            <text:p>271,865028636</text:p>
          </table:table-cell>
          <table:table-cell office:value-type="float" office:value="273.652457411" calcext:value-type="float">
            <text:p>273,652457411</text:p>
          </table:table-cell>
          <table:table-cell office:value-type="float" office:value="268.369347142" calcext:value-type="float">
            <text:p>268,369347142</text:p>
          </table:table-cell>
          <table:table-cell office:value-type="float" office:value="274.141132427" calcext:value-type="float">
            <text:p>274,141132427</text:p>
          </table:table-cell>
          <table:table-cell office:value-type="float" office:value="264.10969901" calcext:value-type="float">
            <text:p>264,10969901</text:p>
          </table:table-cell>
          <table:table-cell/>
          <table:table-cell table:formula="of:=TRIMMEAN([.B16:.K16];0.2)" office:value-type="float" office:value="269.17641402925" calcext:value-type="float">
            <text:p>269,1764140293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74.723873099" calcext:value-type="float">
            <text:p>274,723873099</text:p>
          </table:table-cell>
          <table:table-cell office:value-type="float" office:value="272.008911676" calcext:value-type="float">
            <text:p>272,008911676</text:p>
          </table:table-cell>
          <table:table-cell office:value-type="float" office:value="264.111363376" calcext:value-type="float">
            <text:p>264,111363376</text:p>
          </table:table-cell>
          <table:table-cell office:value-type="float" office:value="272.900223602" calcext:value-type="float">
            <text:p>272,900223602</text:p>
          </table:table-cell>
          <table:table-cell office:value-type="float" office:value="273.348662117" calcext:value-type="float">
            <text:p>273,348662117</text:p>
          </table:table-cell>
          <table:table-cell office:value-type="float" office:value="274.692294351" calcext:value-type="float">
            <text:p>274,692294351</text:p>
          </table:table-cell>
          <table:table-cell office:value-type="float" office:value="277.727964513" calcext:value-type="float">
            <text:p>277,727964513</text:p>
          </table:table-cell>
          <table:table-cell office:value-type="float" office:value="268.792123239" calcext:value-type="float">
            <text:p>268,792123239</text:p>
          </table:table-cell>
          <table:table-cell office:value-type="float" office:value="279.206034308" calcext:value-type="float">
            <text:p>279,206034308</text:p>
          </table:table-cell>
          <table:table-cell office:value-type="float" office:value="266.204578204" calcext:value-type="float">
            <text:p>266,204578204</text:p>
          </table:table-cell>
          <table:table-cell/>
          <table:table-cell table:formula="of:=TRIMMEAN([.B17:.K17];0.2)" office:value-type="float" office:value="272.549828850125" calcext:value-type="float">
            <text:p>272,5498288501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66.484919176" calcext:value-type="float">
            <text:p>266,484919176</text:p>
          </table:table-cell>
          <table:table-cell office:value-type="float" office:value="266.651974113" calcext:value-type="float">
            <text:p>266,651974113</text:p>
          </table:table-cell>
          <table:table-cell office:value-type="float" office:value="262.516528589" calcext:value-type="float">
            <text:p>262,516528589</text:p>
          </table:table-cell>
          <table:table-cell office:value-type="float" office:value="260.395974062" calcext:value-type="float">
            <text:p>260,395974062</text:p>
          </table:table-cell>
          <table:table-cell office:value-type="float" office:value="269.221856658" calcext:value-type="float">
            <text:p>269,221856658</text:p>
          </table:table-cell>
          <table:table-cell office:value-type="float" office:value="263.091804034" calcext:value-type="float">
            <text:p>263,091804034</text:p>
          </table:table-cell>
          <table:table-cell office:value-type="float" office:value="261.090976087" calcext:value-type="float">
            <text:p>261,090976087</text:p>
          </table:table-cell>
          <table:table-cell office:value-type="float" office:value="260.571225374" calcext:value-type="float">
            <text:p>260,571225374</text:p>
          </table:table-cell>
          <table:table-cell office:value-type="float" office:value="265.952647861" calcext:value-type="float">
            <text:p>265,952647861</text:p>
          </table:table-cell>
          <table:table-cell office:value-type="float" office:value="259.139356426" calcext:value-type="float">
            <text:p>259,139356426</text:p>
          </table:table-cell>
          <table:table-cell/>
          <table:table-cell table:formula="of:=TRIMMEAN([.B18:.K18];0.2)" office:value-type="float" office:value="263.344506162" calcext:value-type="float">
            <text:p>263,344506162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76.986068626" calcext:value-type="float">
            <text:p>276,986068626</text:p>
          </table:table-cell>
          <table:table-cell office:value-type="float" office:value="274.466028426" calcext:value-type="float">
            <text:p>274,466028426</text:p>
          </table:table-cell>
          <table:table-cell office:value-type="float" office:value="259.251975988" calcext:value-type="float">
            <text:p>259,251975988</text:p>
          </table:table-cell>
          <table:table-cell office:value-type="float" office:value="269.793333153" calcext:value-type="float">
            <text:p>269,793333153</text:p>
          </table:table-cell>
          <table:table-cell office:value-type="float" office:value="273.766767638" calcext:value-type="float">
            <text:p>273,766767638</text:p>
          </table:table-cell>
          <table:table-cell office:value-type="float" office:value="273.645412986" calcext:value-type="float">
            <text:p>273,645412986</text:p>
          </table:table-cell>
          <table:table-cell office:value-type="float" office:value="273.67324602" calcext:value-type="float">
            <text:p>273,67324602</text:p>
          </table:table-cell>
          <table:table-cell office:value-type="float" office:value="271.075294032" calcext:value-type="float">
            <text:p>271,075294032</text:p>
          </table:table-cell>
          <table:table-cell office:value-type="float" office:value="273.20292733" calcext:value-type="float">
            <text:p>273,20292733</text:p>
          </table:table-cell>
          <table:table-cell office:value-type="float" office:value="268.021326296" calcext:value-type="float">
            <text:p>268,021326296</text:p>
          </table:table-cell>
          <table:table-cell/>
          <table:table-cell table:formula="of:=TRIMMEAN([.B19:.K19];0.2)" office:value-type="float" office:value="272.205541985125" calcext:value-type="float">
            <text:p>272,2055419851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74.471886689" calcext:value-type="float">
            <text:p>274,471886689</text:p>
          </table:table-cell>
          <table:table-cell office:value-type="float" office:value="273.996817988" calcext:value-type="float">
            <text:p>273,996817988</text:p>
          </table:table-cell>
          <table:table-cell office:value-type="float" office:value="268.955153555" calcext:value-type="float">
            <text:p>268,955153555</text:p>
          </table:table-cell>
          <table:table-cell office:value-type="float" office:value="270.291415256" calcext:value-type="float">
            <text:p>270,291415256</text:p>
          </table:table-cell>
          <table:table-cell office:value-type="float" office:value="274.342652677" calcext:value-type="float">
            <text:p>274,342652677</text:p>
          </table:table-cell>
          <table:table-cell office:value-type="float" office:value="272.870567365" calcext:value-type="float">
            <text:p>272,870567365</text:p>
          </table:table-cell>
          <table:table-cell office:value-type="float" office:value="271.618337314" calcext:value-type="float">
            <text:p>271,618337314</text:p>
          </table:table-cell>
          <table:table-cell office:value-type="float" office:value="269.529355276" calcext:value-type="float">
            <text:p>269,529355276</text:p>
          </table:table-cell>
          <table:table-cell office:value-type="float" office:value="276.261509759" calcext:value-type="float">
            <text:p>276,261509759</text:p>
          </table:table-cell>
          <table:table-cell office:value-type="float" office:value="266.745480423" calcext:value-type="float">
            <text:p>266,745480423</text:p>
          </table:table-cell>
          <table:table-cell/>
          <table:table-cell table:formula="of:=TRIMMEAN([.B20:.K20];0.2)" office:value-type="float" office:value="272.009523265" calcext:value-type="float">
            <text:p>272,009523265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88.010432976" calcext:value-type="float">
            <text:p>288,010432976</text:p>
          </table:table-cell>
          <table:table-cell office:value-type="float" office:value="290.639566111" calcext:value-type="float">
            <text:p>290,639566111</text:p>
          </table:table-cell>
          <table:table-cell office:value-type="float" office:value="276.636840055" calcext:value-type="float">
            <text:p>276,636840055</text:p>
          </table:table-cell>
          <table:table-cell office:value-type="float" office:value="280.967721573" calcext:value-type="float">
            <text:p>280,967721573</text:p>
          </table:table-cell>
          <table:table-cell office:value-type="float" office:value="285.284268632" calcext:value-type="float">
            <text:p>285,284268632</text:p>
          </table:table-cell>
          <table:table-cell office:value-type="float" office:value="287.460316631" calcext:value-type="float">
            <text:p>287,460316631</text:p>
          </table:table-cell>
          <table:table-cell office:value-type="float" office:value="279.035620501" calcext:value-type="float">
            <text:p>279,035620501</text:p>
          </table:table-cell>
          <table:table-cell office:value-type="float" office:value="287.313438082" calcext:value-type="float">
            <text:p>287,313438082</text:p>
          </table:table-cell>
          <table:table-cell office:value-type="float" office:value="284.65411094" calcext:value-type="float">
            <text:p>284,65411094</text:p>
          </table:table-cell>
          <table:table-cell office:value-type="float" office:value="280.331452037" calcext:value-type="float">
            <text:p>280,331452037</text:p>
          </table:table-cell>
          <table:table-cell/>
          <table:table-cell table:formula="of:=TRIMMEAN([.B21:.K21];0.2)" office:value-type="float" office:value="284.1321701715" calcext:value-type="float">
            <text:p>284,1321701715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72.07742695" calcext:value-type="float">
            <text:p>272,07742695</text:p>
          </table:table-cell>
          <table:table-cell office:value-type="float" office:value="264.119112968" calcext:value-type="float">
            <text:p>264,119112968</text:p>
          </table:table-cell>
          <table:table-cell office:value-type="float" office:value="267.111666547" calcext:value-type="float">
            <text:p>267,111666547</text:p>
          </table:table-cell>
          <table:table-cell office:value-type="float" office:value="265.660112863" calcext:value-type="float">
            <text:p>265,660112863</text:p>
          </table:table-cell>
          <table:table-cell office:value-type="float" office:value="270.870581663" calcext:value-type="float">
            <text:p>270,870581663</text:p>
          </table:table-cell>
          <table:table-cell office:value-type="float" office:value="269.011631491" calcext:value-type="float">
            <text:p>269,011631491</text:p>
          </table:table-cell>
          <table:table-cell office:value-type="float" office:value="264.520629535" calcext:value-type="float">
            <text:p>264,520629535</text:p>
          </table:table-cell>
          <table:table-cell office:value-type="float" office:value="268.563357272" calcext:value-type="float">
            <text:p>268,563357272</text:p>
          </table:table-cell>
          <table:table-cell office:value-type="float" office:value="268.672280805" calcext:value-type="float">
            <text:p>268,672280805</text:p>
          </table:table-cell>
          <table:table-cell office:value-type="float" office:value="263.256586239" calcext:value-type="float">
            <text:p>263,256586239</text:p>
          </table:table-cell>
          <table:table-cell/>
          <table:table-cell table:formula="of:=TRIMMEAN([.B22:.K22];0.2)" office:value-type="float" office:value="267.316171643" calcext:value-type="float">
            <text:p>267,31617164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80.0128265" calcext:value-type="float">
            <text:p>280,0128265</text:p>
          </table:table-cell>
          <table:table-cell office:value-type="float" office:value="275.746585869" calcext:value-type="float">
            <text:p>275,746585869</text:p>
          </table:table-cell>
          <table:table-cell office:value-type="float" office:value="270.189533753" calcext:value-type="float">
            <text:p>270,189533753</text:p>
          </table:table-cell>
          <table:table-cell office:value-type="float" office:value="271.141563393" calcext:value-type="float">
            <text:p>271,141563393</text:p>
          </table:table-cell>
          <table:table-cell office:value-type="float" office:value="267.641915122" calcext:value-type="float">
            <text:p>267,641915122</text:p>
          </table:table-cell>
          <table:table-cell office:value-type="float" office:value="272.161178976" calcext:value-type="float">
            <text:p>272,161178976</text:p>
          </table:table-cell>
          <table:table-cell office:value-type="float" office:value="273.384102486" calcext:value-type="float">
            <text:p>273,384102486</text:p>
          </table:table-cell>
          <table:table-cell office:value-type="float" office:value="272.683621539" calcext:value-type="float">
            <text:p>272,683621539</text:p>
          </table:table-cell>
          <table:table-cell office:value-type="float" office:value="264.2082927" calcext:value-type="float">
            <text:p>264,2082927</text:p>
          </table:table-cell>
          <table:table-cell office:value-type="float" office:value="269.900343128" calcext:value-type="float">
            <text:p>269,900343128</text:p>
          </table:table-cell>
          <table:table-cell/>
          <table:table-cell table:formula="of:=TRIMMEAN([.B23:.K23];0.2)" office:value-type="float" office:value="271.60610553325" calcext:value-type="float">
            <text:p>271,6061055333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75.841485859" calcext:value-type="float">
            <text:p>275,841485859</text:p>
          </table:table-cell>
          <table:table-cell office:value-type="float" office:value="272.55107144" calcext:value-type="float">
            <text:p>272,55107144</text:p>
          </table:table-cell>
          <table:table-cell office:value-type="float" office:value="267.177254262" calcext:value-type="float">
            <text:p>267,177254262</text:p>
          </table:table-cell>
          <table:table-cell office:value-type="float" office:value="268.073728962" calcext:value-type="float">
            <text:p>268,073728962</text:p>
          </table:table-cell>
          <table:table-cell office:value-type="float" office:value="266.32982006" calcext:value-type="float">
            <text:p>266,32982006</text:p>
          </table:table-cell>
          <table:table-cell office:value-type="float" office:value="272.290038408" calcext:value-type="float">
            <text:p>272,290038408</text:p>
          </table:table-cell>
          <table:table-cell office:value-type="float" office:value="265.836332772" calcext:value-type="float">
            <text:p>265,836332772</text:p>
          </table:table-cell>
          <table:table-cell office:value-type="float" office:value="266.083842675" calcext:value-type="float">
            <text:p>266,083842675</text:p>
          </table:table-cell>
          <table:table-cell office:value-type="float" office:value="263.594096509" calcext:value-type="float">
            <text:p>263,594096509</text:p>
          </table:table-cell>
          <table:table-cell office:value-type="float" office:value="262.634854832" calcext:value-type="float">
            <text:p>262,634854832</text:p>
          </table:table-cell>
          <table:table-cell/>
          <table:table-cell table:formula="of:=TRIMMEAN([.B24:.K24];0.2)" office:value-type="float" office:value="267.742023136" calcext:value-type="float">
            <text:p>267,742023136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86.058507593" calcext:value-type="float">
            <text:p>286,058507593</text:p>
          </table:table-cell>
          <table:table-cell office:value-type="float" office:value="278.215927076" calcext:value-type="float">
            <text:p>278,215927076</text:p>
          </table:table-cell>
          <table:table-cell office:value-type="float" office:value="267.536307406" calcext:value-type="float">
            <text:p>267,536307406</text:p>
          </table:table-cell>
          <table:table-cell office:value-type="float" office:value="272.305671885" calcext:value-type="float">
            <text:p>272,305671885</text:p>
          </table:table-cell>
          <table:table-cell office:value-type="float" office:value="269.281565227" calcext:value-type="float">
            <text:p>269,281565227</text:p>
          </table:table-cell>
          <table:table-cell office:value-type="float" office:value="279.592494186" calcext:value-type="float">
            <text:p>279,592494186</text:p>
          </table:table-cell>
          <table:table-cell office:value-type="float" office:value="275.181387857" calcext:value-type="float">
            <text:p>275,181387857</text:p>
          </table:table-cell>
          <table:table-cell office:value-type="float" office:value="273.229785191" calcext:value-type="float">
            <text:p>273,229785191</text:p>
          </table:table-cell>
          <table:table-cell office:value-type="float" office:value="262.789493712" calcext:value-type="float">
            <text:p>262,789493712</text:p>
          </table:table-cell>
          <table:table-cell office:value-type="float" office:value="264.215467228" calcext:value-type="float">
            <text:p>264,215467228</text:p>
          </table:table-cell>
          <table:table-cell/>
          <table:table-cell table:formula="of:=TRIMMEAN([.B25:.K25];0.2)" office:value-type="float" office:value="272.444825757" calcext:value-type="float">
            <text:p>272,44482575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526.27941425388" calcext:value-type="float">
            <text:p>6526,2794142539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table:number-columns-repeated="11"/>
          <table:table-cell table:formula="of:=TRIMMEAN([.B2:.K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table:number-columns-repeated="11"/>
          <table:table-cell table:formula="of:=TRIMMEAN([.B3:.K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table:number-columns-repeated="11"/>
          <table:table-cell table:formula="of:=TRIMMEAN([.B4:.K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table:number-columns-repeated="11"/>
          <table:table-cell table:formula="of:=TRIMMEAN([.B5:.K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table:number-columns-repeated="11"/>
          <table:table-cell table:formula="of:=TRIMMEAN([.B6:.K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table:number-columns-repeated="11"/>
          <table:table-cell table:formula="of:=TRIMMEAN([.B7:.K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table:number-columns-repeated="11"/>
          <table:table-cell table:formula="of:=TRIMMEAN([.B8:.K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table:number-columns-repeated="11"/>
          <table:table-cell table:formula="of:=TRIMMEAN([.B9:.K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table:number-columns-repeated="11"/>
          <table:table-cell table:formula="of:=TRIMMEAN([.B10:.K1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table:number-columns-repeated="11"/>
          <table:table-cell table:formula="of:=TRIMMEAN([.B11:.K1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table:number-columns-repeated="11"/>
          <table:table-cell table:formula="of:=TRIMMEAN([.B12:.K1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table:number-columns-repeated="11"/>
          <table:table-cell table:formula="of:=TRIMMEAN([.B13:.K1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table:number-columns-repeated="11"/>
          <table:table-cell table:formula="of:=TRIMMEAN([.B14:.K1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table:number-columns-repeated="11"/>
          <table:table-cell table:formula="of:=TRIMMEAN([.B15:.K15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table:number-columns-repeated="11"/>
          <table:table-cell table:formula="of:=TRIMMEAN([.B16:.K16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table:number-columns-repeated="11"/>
          <table:table-cell table:formula="of:=TRIMMEAN([.B17:.K17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table:number-columns-repeated="11"/>
          <table:table-cell table:formula="of:=TRIMMEAN([.B18:.K18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table:number-columns-repeated="11"/>
          <table:table-cell table:formula="of:=TRIMMEAN([.B19:.K19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table:number-columns-repeated="11"/>
          <table:table-cell table:formula="of:=TRIMMEAN([.B20:.K20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table:number-columns-repeated="11"/>
          <table:table-cell table:formula="of:=TRIMMEAN([.B21:.K21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table:number-columns-repeated="11"/>
          <table:table-cell table:formula="of:=TRIMMEAN([.B22:.K22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table:number-columns-repeated="11"/>
          <table:table-cell table:formula="of:=TRIMMEAN([.B23:.K23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table:number-columns-repeated="11"/>
          <table:table-cell table:formula="of:=TRIMMEAN([.B24:.K24];0.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table:number-columns-repeated="11"/>
          <table:table-cell table:formula="of:=TRIMMEAN([.B25:.K25];0.2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string" office:string-value="" calcext:value-type="error">
            <text:p>#VALUE!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7.14mm" svg:y="16.41mm">
            <draw:object draw:notify-on-update-of-ranges="Sheet4.B1:Sheet4.B1 Sheet4.B2:Sheet4.B2 Sheet4.C1:Sheet4.C1 Sheet4.C2:Sheet4.C2 Sheet4.D1:Sheet4.D1 Sheet4.D2:Sheet4.D2 Sheet4.E1:Sheet4.E1 Sheet4.E2:Sheet4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/>
          <table:table-cell table:formula="of:=[1CM.M27]" office:value-type="string" office:string-value="" calcext:value-type="error">
            <text:p>#VALUE!</text:p>
          </table:table-cell>
          <table:table-cell table:formula="of:=[2CM.M27]" office:value-type="string" office:string-value="" calcext:value-type="error">
            <text:p>#VALUE!</text:p>
          </table:table-cell>
          <table:table-cell table:formula="of:=[4CM.M27]" office:value-type="float" office:value="6526.27941425388" calcext:value-type="float">
            <text:p>6526,2794142539</text:p>
          </table:table-cell>
          <table:table-cell table:formula="of:=[6CM.M27]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20:11:32.9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4:26:40.946000000</meta:creation-date>
    <dc:date>2017-05-29T20:18:36.790000000</dc:date>
    <meta:editing-duration>PT18M24S</meta:editing-duration>
    <meta:editing-cycles>2</meta:editing-cycles>
    <meta:generator>LibreOffice/4.4.7.2$Windows_x86 LibreOffice_project/f3153a8b245191196a4b6b9abd1d0da16eead600</meta:generator>
    <meta:document-statistic meta:table-count="5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Inserção</text:p>
        </chart:title>
        <chart:subtitle svg:x="7.348cm" svg:y="1.275cm" chart:style-name="ch3">
          <text:p>2 anos</text:p>
        </chart:subtitle>
        <chart:legend chart:legend-position="end" svg:x="14.531cm" svg:y="3.454cm" style:legend-expansion="high" chart:style-name="ch4"/>
        <chart:plot-area chart:style-name="ch5" table:cell-range-address="Sheet4.B1:Sheet4.E2" chart:data-source-has-labels="row" svg:x="0.32cm" svg:y="2.138cm" svg:width="13.891cm" svg:height="6.682cm">
          <chartooo:coordinate-region svg:x="1.312cm" svg:y="2.337cm" svg:width="12.899cm" svg:height="6.2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4.B2:Sheet4.B2" chart:label-cell-address="Sheet4.B1:Sheet4.B1" chart:class="chart:bar">
            <chart:data-point/>
          </chart:series>
          <chart:series chart:style-name="ch10" chart:values-cell-range-address="Sheet4.C2:Sheet4.C2" chart:label-cell-address="Sheet4.C1:Sheet4.C1" chart:class="chart:bar">
            <chart:data-point/>
          </chart:series>
          <chart:series chart:style-name="ch11" chart:values-cell-range-address="Sheet4.D2:Sheet4.D2" chart:label-cell-address="Sheet4.D1:Sheet4.D1" chart:class="chart:bar">
            <chart:data-point/>
          </chart:series>
          <chart:series chart:style-name="ch12" chart:values-cell-range-address="Sheet4.E2:Sheet4.E2" chart:label-cell-address="Sheet4.E1:Sheet4.E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4.B1:Sheet4.B1</svg:desc>
                </draw:g>
              </table:table-cell>
              <table:table-cell office:value-type="string">
                <text:p>2CM</text:p>
                <draw:g>
                  <svg:desc>Sheet4.C1:Sheet4.C1</svg:desc>
                </draw:g>
              </table:table-cell>
              <table:table-cell office:value-type="string">
                <text:p>4CM</text:p>
                <draw:g>
                  <svg:desc>Sheet4.D1:Sheet4.D1</svg:desc>
                </draw:g>
              </table:table-cell>
              <table:table-cell office:value-type="string">
                <text:p>6CM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4.B2:Sheet4.B2</svg:desc>
                </draw:g>
              </table:table-cell>
              <table:table-cell office:value-type="float" office:value="NaN">
                <text:p>NaN</text:p>
                <draw:g>
                  <svg:desc>Sheet4.C2:Sheet4.C2</svg:desc>
                </draw:g>
              </table:table-cell>
              <table:table-cell office:value-type="float" office:value="6526.27941425388">
                <text:p>6526.27941425388</text:p>
                <draw:g>
                  <svg:desc>Sheet4.D2:Sheet4.D2</svg:desc>
                </draw:g>
              </table:table-cell>
              <table:table-cell office:value-type="float" office:value="NaN">
                <text:p>NaN</text:p>
                <draw:g>
                  <svg:desc>Sheet4.E2:Sheet4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